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0" style:family="paragraph" style:parent-style-name="Title">
      <style:text-properties officeooo:paragraph-rsid="0005aa8a"/>
    </style:style>
    <style:style style:name="P11" style:family="paragraph" style:parent-style-name="Title">
      <style:text-properties officeooo:rsid="0007cae5" officeooo:paragraph-rsid="0007cae5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3">
      <style:text-properties officeooo:paragraph-rsid="0005aa8a"/>
    </style:style>
    <style:style style:name="P14" style:family="paragraph" style:parent-style-name="Heading_20_3">
      <style:paragraph-properties fo:margin-left="0cm" fo:margin-right="0cm" fo:text-indent="0cm" style:auto-text-indent="false"/>
    </style:style>
    <style:style style:name="P15" style:family="paragraph" style:parent-style-name="Heading_20_4">
      <style:paragraph-properties fo:margin-left="0cm" fo:margin-right="0cm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text-indent="0cm" style:auto-text-indent="false"/>
    </style:style>
    <style:style style:name="P18" style:family="paragraph" style:parent-style-name="Text_20_body">
      <style:text-properties officeooo:paragraph-rsid="0005aa8a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text-indent="0cm" style:auto-text-indent="false"/>
    </style:style>
    <style:style style:name="P2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5">
      <style:paragraph-properties fo:margin-left="0cm" fo:margin-right="0cm" fo:text-indent="0cm" style:auto-text-indent="false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6">
      <style:paragraph-properties fo:margin-left="0cm" fo:margin-right="0cm" fo:text-indent="0cm" style:auto-text-indent="fals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7">
      <style:paragraph-properties fo:margin-left="0cm" fo:margin-right="0cm" fo:text-indent="0cm" style:auto-text-indent="false"/>
    </style:style>
    <style:style style:name="P32" style:family="paragraph" style:parent-style-name="Text_20_body" style:list-style-name="L8">
      <style:paragraph-properties fo:margin-left="0cm" fo:margin-right="0cm" fo:text-indent="0cm" style:auto-text-indent="false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9">
      <style:paragraph-properties fo:margin-left="0cm" fo:margin-right="0cm" fo:text-indent="0cm" style:auto-text-indent="false"/>
    </style:style>
    <style:style style:name="P36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0">
      <style:paragraph-properties fo:margin-left="0cm" fo:margin-right="0cm" fo:text-indent="0cm" style:auto-text-indent="false"/>
    </style:style>
    <style:style style:name="T1" style:family="text">
      <style:text-properties officeooo:rsid="0002ff02" fo:background-color="#ffff00" loext:char-shading-value="0"/>
    </style:style>
    <style:style style:name="T2" style:family="text">
      <style:text-properties officeooo:rsid="0005aa8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ÓDULO 1<text:span text:style-name="T2">(anexos)</text:span>:</text:p>
      <text:p text:style-name="P11">CLOUD: proxmox</text:p>
      <text:h text:style-name="P13" text:outline-level="3"><text:span text:style-name="Strong_20_Emphasis"><text:span text:style-name="T1">Hipervisor de Tipo 1 y Tipo 2</text:span></text:span></text:h>
      <text:h text:style-name="P5" text:outline-level="4"><text:span text:style-name="Strong_20_Emphasis">Hipervisor de Tipo 1 (Bare Metal)</text:span></text:h>
      <text:p text:style-name="P8">Un hipervisor de tipo 1, también conocido como "bare metal", se ejecuta directamente sobre el hardware del servidor o host. Este tipo de hipervisor tiene acceso directo al hardware, lo que lo hace altamente eficiente y adecuado para entornos de producción críticos. Algunos ejemplos populares de hipervisores de tipo 1 son:</text:p>
      <text:list text:style-name="L2">
        <text:list-item>
          <text:p text:style-name="P20"><text:span text:style-name="Strong_20_Emphasis">VMware ESXi</text:span></text:p>
        </text:list-item>
        <text:list-item>
          <text:p text:style-name="P20"><text:span text:style-name="Strong_20_Emphasis">Microsoft Hyper-V</text:span></text:p>
        </text:list-item>
        <text:list-item>
          <text:p text:style-name="P20"><text:span text:style-name="Strong_20_Emphasis">Xen</text:span></text:p>
        </text:list-item>
        <text:list-item>
          <text:p text:style-name="P21"><text:span text:style-name="Strong_20_Emphasis">KVM (Kernel-based Virtual Machine)</text:span></text:p>
        </text:list-item>
      </text:list>
      <text:p text:style-name="P8"><text:span text:style-name="Strong_20_Emphasis">Características principales:</text:span></text:p>
      <text:list text:style-name="L3">
        <text:list-item>
          <text:p text:style-name="P22">No requiere un sistema operativo subyacente.</text:p>
        </text:list-item>
        <text:list-item>
          <text:p text:style-name="P22">Ofrece un rendimiento superior debido a su proximidad al hardware.</text:p>
        </text:list-item>
        <text:list-item>
          <text:p text:style-name="P22">Es más seguro porque está diseñado específicamente para virtualización.</text:p>
        </text:list-item>
        <text:list-item>
          <text:p text:style-name="P23">Ideal para entornos empresariales y de gran escala.</text:p>
        </text:list-item>
      </text:list>
      <text:p text:style-name="Horizontal_20_Line"/>
      <text:h text:style-name="P5" text:outline-level="4"><text:span text:style-name="Strong_20_Emphasis">Hipervisor de Tipo 2 (Hosted)</text:span></text:h>
      <text:p text:style-name="P8">Un hipervisor de tipo 2 se ejecuta sobre un sistema operativo preexistente, como Windows, Linux o macOS. Actúa como una aplicación dentro del sistema operativo anfitrión. Este tipo de hipervisor es más común en entornos de desarrollo, prueba o uso personal. Ejemplos incluyen:</text:p>
      <text:list text:style-name="L4">
        <text:list-item>
          <text:p text:style-name="P24"><text:span text:style-name="Strong_20_Emphasis">VirtualBox</text:span></text:p>
        </text:list-item>
        <text:list-item>
          <text:p text:style-name="P24"><text:span text:style-name="Strong_20_Emphasis">VMware Workstation/Player</text:span></text:p>
        </text:list-item>
        <text:list-item>
          <text:p text:style-name="P25"><text:span text:style-name="Strong_20_Emphasis">Parallels Desktop</text:span></text:p>
        </text:list-item>
      </text:list>
      <text:p text:style-name="P8"><text:span text:style-name="Strong_20_Emphasis">Características principales:</text:span></text:p>
      <text:list text:style-name="L5">
        <text:list-item>
          <text:p text:style-name="P26">Más fácil de instalar y usar, ya que no requiere acceso directo al hardware.</text:p>
        </text:list-item>
        <text:list-item>
          <text:p text:style-name="P26">Menor rendimiento en comparación con los hipervisores de tipo 1, ya que depende del sistema operativo anfitrión.</text:p>
        </text:list-item>
        <text:list-item>
          <text:p text:style-name="P27">Ideal para pruebas, desarrollo y entornos de escritorio.</text:p>
        </text:list-item>
      </text:list>
      <text:p text:style-name="Horizontal_20_Line"/>
      <text:h text:style-name="P4" text:outline-level="3"><text:soft-page-break/><text:span text:style-name="Strong_20_Emphasis">¿Qué es Proxmox?</text:span></text:h>
      <text:p text:style-name="P8">Proxmox VE (Virtual Environment) es una plataforma de virtualización de código abierto basada en Debian Linux. Combina dos tecnologías clave para la virtualización:</text:p>
      <text:list text:style-name="L6">
        <text:list-item>
          <text:p text:style-name="P28"><text:span text:style-name="Strong_20_Emphasis">KVM (Kernel-based Virtual Machine): </text:span>Para crear máquinas virtuales completas (VMs).</text:p>
        </text:list-item>
        <text:list-item>
          <text:p text:style-name="P29"><text:span text:style-name="Strong_20_Emphasis">LXC (Linux Containers): </text:span>Para crear contenedores ligeros que comparten el kernel del sistema operativo anfitrión.</text:p>
        </text:list-item>
      </text:list>
      <text:p text:style-name="P8">Proxmox proporciona una interfaz web intuitiva para gestionar tanto máquinas virtuales como contenedores, lo que lo convierte en una solución flexible y potente para implementaciones de servidores virtuales y entornos de nube.</text:p>
      <text:p text:style-name="Horizontal_20_Line"/>
      <text:h text:style-name="P4" text:outline-level="3"><text:span text:style-name="Strong_20_Emphasis">Relación de Proxmox con la Nube</text:span></text:h>
      <text:p text:style-name="P8">Proxmox está estrechamente relacionado con la computación en la nube debido a su capacidad para:</text:p>
      <text:list text:style-name="L7">
        <text:list-item>
          <text:p text:style-name="P30"><text:span text:style-name="Strong_20_Emphasis">Orquestación de recursos: </text:span>Permite la creación, gestión y escalado de múltiples máquinas virtuales y contenedores en un entorno distribuido.</text:p>
        </text:list-item>
        <text:list-item>
          <text:p text:style-name="P30"><text:span text:style-name="Strong_20_Emphasis">Alta disponibilidad: </text:span>Proporciona características como clusters, migración en vivo (live migration) y balanceo de carga, esenciales para entornos de nube.</text:p>
        </text:list-item>
        <text:list-item>
          <text:p text:style-name="P30"><text:span text:style-name="Strong_20_Emphasis">API RESTful: </text:span>Facilita la integración con herramientas de automatización y orquestación de nube, como OpenStack, Kubernetes o Terraform.</text:p>
        </text:list-item>
        <text:list-item>
          <text:p text:style-name="P31"><text:span text:style-name="Strong_20_Emphasis">Escalabilidad: </text:span>Soporta configuraciones multi-nodo, lo que permite construir infraestructuras de nube privada o híbrida.</text:p>
        </text:list-item>
      </text:list>
      <text:p text:style-name="P8">En resumen, Proxmox puede ser utilizado como una base para implementar una infraestructura de nube privada (on-premises) o como parte de una solución de nube híbrida.</text:p>
      <text:p text:style-name="Horizontal_20_Line"/>
      <text:h text:style-name="P4" text:outline-level="3"><text:span text:style-name="Strong_20_Emphasis">Tipos de Contenedores que Crea Proxmox</text:span></text:h>
      <text:p text:style-name="P8">Proxmox utiliza dos tecnologías principales para la creación de entornos virtualizados:</text:p>
      <text:list text:style-name="L8">
        <text:list-item>
          <text:p text:style-name="P32"><text:span text:style-name="Strong_20_Emphasis">Máquinas Virtuales (KVM):</text:span></text:p>
          <text:list>
            <text:list-item>
              <text:p text:style-name="P33">Son entornos completamente virtualizados que incluyen su propio sistema operativo invitado.</text:p>
            </text:list-item>
            <text:list-item>
              <text:p text:style-name="P33">Pueden ejecutar cualquier sistema operativo compatible con la arquitectura del hardware (Windows, Linux, BSD, etc.).</text:p>
            </text:list-item>
            <text:list-item>
              <text:p text:style-name="P33">Son ideales para cargas de trabajo que requieren aislamiento completo o sistemas operativos específicos.</text:p>
            </text:list-item>
          </text:list>
        </text:list-item>
        <text:list-item>
          <text:p text:style-name="P32"><text:span text:style-name="Strong_20_Emphasis">Contenedores LXC (Linux Containers):</text:span></text:p>
          <text:list>
            <text:list-item>
              <text:p text:style-name="P33">Son entornos ligeros que comparten el kernel del sistema operativo anfitrión.</text:p>
            </text:list-item>
            <text:list-item>
              <text:p text:style-name="P33"><text:soft-page-break/>Solo pueden ejecutar sistemas operativos basados en Linux.</text:p>
            </text:list-item>
            <text:list-item>
              <text:p text:style-name="P33">Son más eficientes en términos de recursos en comparación con las máquinas virtuales, ya que no necesitan emular hardware ni ejecutar un sistema operativo completo.</text:p>
            </text:list-item>
            <text:list-item>
              <text:p text:style-name="P32">Ideales para aplicaciones que no requieren un sistema operativo dedicado.</text:p>
            </text:list-item>
          </text:list>
        </text:list-item>
      </text:list>
      <text:p text:style-name="Horizontal_20_Line"/>
      <text:h text:style-name="P4" text:outline-level="3"><text:span text:style-name="Strong_20_Emphasis">¿Qué son las Plantillas de Contenedores?</text:span></text:h>
      <text:p text:style-name="P8">Las plantillas de contenedores son imágenes preconfiguradas que contienen un sistema operativo básico y configuraciones iniciales. Estas plantillas permiten crear rápidamente nuevos contenedores LXC sin tener que realizar una instalación completa del sistema operativo desde cero.</text:p>
      <text:p text:style-name="P8"><text:span text:style-name="Strong_20_Emphasis">Características de las plantillas de contenedores:</text:span></text:p>
      <text:list text:style-name="L9">
        <text:list-item>
          <text:p text:style-name="P34"><text:span text:style-name="Strong_20_Emphasis">Eficiencia: </text:span>Reducen el tiempo y los recursos necesarios para crear nuevos contenedores.</text:p>
        </text:list-item>
        <text:list-item>
          <text:p text:style-name="P34"><text:span text:style-name="Strong_20_Emphasis">Consistencia: </text:span>Garantizan que todos los contenedores creados a partir de una misma plantilla tengan la misma configuración inicial.</text:p>
        </text:list-item>
        <text:list-item>
          <text:p text:style-name="P35"><text:span text:style-name="Strong_20_Emphasis">Personalización: </text:span>Se pueden modificar para incluir paquetes adicionales o configuraciones específicas antes de desplegar los contenedores.</text:p>
        </text:list-item>
      </text:list>
      <text:p text:style-name="P8">Proxmox proporciona una biblioteca de plantillas predefinidas para sistemas operativos populares como Ubuntu, Debian, CentOS, Alpine Linux, etc. Además, los usuarios pueden crear sus propias plantillas personalizadas.</text:p>
      <text:p text:style-name="Horizontal_20_Line"/>
      <text:h text:style-name="P4" text:outline-level="3"><text:span text:style-name="Strong_20_Emphasis">Resumen Final</text:span></text:h>
      <text:list text:style-name="L10">
        <text:list-item>
          <text:p text:style-name="P36"><text:span text:style-name="Strong_20_Emphasis">Hipervisor de tipo 1: </text:span>Ejecutado directamente sobre el hardware, ideal para entornos de producción.</text:p>
        </text:list-item>
        <text:list-item>
          <text:p text:style-name="P36"><text:span text:style-name="Strong_20_Emphasis">Hipervisor de tipo 2: </text:span>Ejecutado sobre un sistema operativo anfitrión, adecuado para desarrollo y pruebas.</text:p>
        </text:list-item>
        <text:list-item>
          <text:p text:style-name="P36"><text:span text:style-name="Strong_20_Emphasis">Proxmox: </text:span>Plataforma de virtualización de código abierto que combina KVM y LXC, utilizada para crear máquinas virtuales y contenedores.</text:p>
        </text:list-item>
        <text:list-item>
          <text:p text:style-name="P36"><text:span text:style-name="Strong_20_Emphasis">Relación con la nube: </text:span>Proxmox es una base sólida para implementar infraestructuras de nube privada o híbrida.</text:p>
        </text:list-item>
        <text:list-item>
          <text:p text:style-name="P36"><text:span text:style-name="Strong_20_Emphasis">Tipos de contenedores: </text:span>Máquinas virtuales (KVM) y contenedores ligeros (LXC).</text:p>
        </text:list-item>
        <text:list-item>
          <text:p text:style-name="P37"><text:span text:style-name="Strong_20_Emphasis">Plantillas de contenedores: </text:span>Imágenes preconfiguradas que facilitan la creación rápida y consistente de nuevos contenedores.</text:p>
        </text:list-item>
      </text:list>
      <text:p text:style-name="P8"><text:span text:style-name="Strong_20_Emphasis">Respuesta final:</text:span><text:line-break/><text:span text:style-name="Strong_20_Emphasis">{Proxmox es una plataforma de virtualización de código abierto que combina hipervisores de tipo 1 (KVM) y contenedores LXC, siendo ideal para implementar infraestructuras de nube </text:span><text:soft-page-break/><text:span text:style-name="Strong_20_Emphasis">privada o híbrida. Utiliza plantillas de contenedores para agilizar la creación de entornos virtualizados.}</text:span></text:p>
      <text:p text:style-name="P18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20T18:32:20.240210101</dc:date>
    <meta:editing-duration>PT24M57S</meta:editing-duration>
    <meta:editing-cycles>6</meta:editing-cycles>
    <meta:generator>LibreOffice/24.2.2.2$Linux_X86_64 LibreOffice_project/d56cc158d8a96260b836f100ef4b4ef25d6f1a01</meta:generator>
    <meta:print-date>2025-03-18T17:27:56.697553710</meta:print-date>
    <meta:printed-by>Archivos PDF</meta:printed-by>
    <meta:document-statistic meta:table-count="0" meta:image-count="0" meta:object-count="0" meta:page-count="4" meta:paragraph-count="65" meta:word-count="830" meta:character-count="5673" meta:non-whitespace-character-count="4946"/>
  </office:meta>
</office:document-meta>
</file>